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RPIO RAMOS ELAD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28976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CH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070982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RPIO RAMOS ELAD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28976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0 709 8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8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0</text:p>
          </table:table-cell>
          <table:table-cell table:style-name="Tableau1.D2" office:value-type="string">
            <text:p text:style-name="P10">63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3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667843</text:p>
          </table:table-cell>
          <table:table-cell table:style-name="Tabla2.D3" office:value-type="string">
            <text:p text:style-name="P17">63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36:1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